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46in"/>
    </style:style>
    <style:style style:name="co7" style:family="table-column">
      <style:table-column-properties fo:break-before="auto" style:column-width="1.8457in"/>
    </style:style>
    <style:style style:name="co8" style:family="table-column">
      <style:table-column-properties fo:break-before="auto" style:column-width="1.0374in"/>
    </style:style>
    <style:style style:name="ro1" style:family="table-row">
      <style:table-row-properties style:row-height="0.1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e6e6e6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6e6e6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Arial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cccccc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ext-properties style:font-name="Arial" fo:font-size="8pt" fo:font-weight="bold" style:font-name-asian="Calibri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8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writing-mode="lr-tb"/>
      <style:text-properties style:font-family-generic="roman" fo:font-size="12pt" style:font-name-complex="Times New Roman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name-complex="Times New Roman" style:font-size-complex="10pt"/>
    </style:style>
  </office:automatic-styles>
  <office:body>
    <office:spreadsheet>
      <table:table table:name="10-1000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4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office:annotation draw:style-name="gr1" draw:text-style-name="P1" svg:width="1.9945in" svg:height="0.5457in" svg:x="2.1295in" svg:y="0in" draw:caption-point-x="-0.2402in" draw:caption-point-y="0.0043in">
              <dc:date>2012-12-21T00:00:00</dc:date>
              <text:p text:style-name="P1"><text:span text:style-name="T1">1 = Successful</text:span></text:p>
              <text:p text:style-name="P1"><text:span text:style-name="T1">0 = Fail (</text:span><text:span text:style-name="T2">Due to reach of maximum iterations)</text:span></text:p>
            </office:annotation>
            <text:p>Success Flag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Palindromic Number</text:p>
          </table:table-cell>
          <table:table-cell table:style-name="ce1"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style-name="ce3" office:value-type="string" table:number-columns-spanned="2" table:number-rows-spanned="1">
            <text:p>Summery</text:p>
          </table:table-cell>
          <table:covered-table-cell table:style-name="ce4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table:style-name="ce3" office:value-type="string">
            <text:p>Iterations</text:p>
          </table:table-cell>
          <table:table-cell table:style-name="ce3" office:value-type="string">
            <text:p>Frequency</text:p>
          </table:table-cell>
          <table:table-cell/>
          <table:table-cell table:style-name="ce8" office:value-type="string">
            <text:p>Highest Palindromic Number</text:p>
          </table:table-cell>
          <table:table-cell office:value-type="string">
            <text:p>“8813200023188”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f:=COUNTIF([.C2:.C1001];VALUE([.F6]))" office:value-type="float" office:value="295">
            <text:p>295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table:style-name="ce4" table:formula="of:=[.F6]+1" office:value-type="float" office:value="2">
            <text:p>2</text:p>
          </table:table-cell>
          <table:table-cell table:style-name="ce4" table:formula="of:=COUNTIF([.C3:.C1002];VALUE([.F7]))" office:value-type="float" office:value="335">
            <text:p>33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table:style-name="ce4" table:formula="of:=[.F7]+1" office:value-type="float" office:value="3">
            <text:p>3</text:p>
          </table:table-cell>
          <table:table-cell table:style-name="ce4" table:formula="of:=COUNTIF([.C4:.C1003];VALUE([.F8]))" office:value-type="float" office:value="158">
            <text:p>158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table:style-name="ce4" table:formula="of:=[.F8]+1" office:value-type="float" office:value="4">
            <text:p>4</text:p>
          </table:table-cell>
          <table:table-cell table:style-name="ce4" table:formula="of:=COUNTIF([.C5:.C1004];VALUE([.F9]))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table:style-name="ce4" table:formula="of:=[.F9]+1" office:value-type="float" office:value="5">
            <text:p>5</text:p>
          </table:table-cell>
          <table:table-cell table:style-name="ce4" table:formula="of:=COUNTIF([.C6:.C1005];VALUE([.F10]))"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" table:formula="of:=[.F10]+1" office:value-type="float" office:value="6">
            <text:p>6</text:p>
          </table:table-cell>
          <table:table-cell table:style-name="ce4" table:formula="of:=COUNTIF([.C7:.C1006];VALUE([.F11]))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table:style-name="ce4" table:formula="of:=[.F11]+1" office:value-type="float" office:value="7">
            <text:p>7</text:p>
          </table:table-cell>
          <table:table-cell table:style-name="ce4" table:formula="of:=COUNTIF([.C8:.C1007];VALUE([.F12]))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table:style-name="ce4" table:formula="of:=[.F12]+1" office:value-type="float" office:value="8">
            <text:p>8</text:p>
          </table:table-cell>
          <table:table-cell table:style-name="ce4" table:formula="of:=COUNTIF([.C9:.C1008];VALUE([.F13]))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table:style-name="ce4" table:formula="of:=[.F13]+1" office:value-type="float" office:value="9">
            <text:p>9</text:p>
          </table:table-cell>
          <table:table-cell table:style-name="ce4" table:formula="of:=COUNTIF([.C10:.C1009];VALUE([.F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table:style-name="ce4" table:formula="of:=[.F14]+1" office:value-type="float" office:value="10">
            <text:p>10</text:p>
          </table:table-cell>
          <table:table-cell table:style-name="ce4" table:formula="of:=COUNTIF([.C11:.C1010];VALUE([.F15])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table:style-name="ce4" table:formula="of:=[.F15]+1" office:value-type="float" office:value="11">
            <text:p>11</text:p>
          </table:table-cell>
          <table:table-cell table:style-name="ce4" table:formula="of:=COUNTIF([.C12:.C1011];VALUE([.F16]))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table:style-name="ce4" table:formula="of:=[.F16]+1" office:value-type="float" office:value="12">
            <text:p>12</text:p>
          </table:table-cell>
          <table:table-cell table:style-name="ce4" table:formula="of:=COUNTIF([.C13:.C1012];VALUE([.F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table:style-name="ce4" table:formula="of:=[.F17]+1" office:value-type="float" office:value="13">
            <text:p>13</text:p>
          </table:table-cell>
          <table:table-cell table:style-name="ce4" table:formula="of:=COUNTIF([.C14:.C1013];VALUE([.F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table:style-name="ce4" table:formula="of:=[.F18]+1" office:value-type="float" office:value="14">
            <text:p>14</text:p>
          </table:table-cell>
          <table:table-cell table:style-name="ce4" table:formula="of:=COUNTIF([.C15:.C1014];VALUE([.F19])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" table:formula="of:=[.F19]+1" office:value-type="float" office:value="15">
            <text:p>15</text:p>
          </table:table-cell>
          <table:table-cell table:style-name="ce4" table:formula="of:=COUNTIF([.C16:.C1015];VALUE([.F20]))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table:style-name="ce4" table:formula="of:=[.F20]+1" office:value-type="float" office:value="16">
            <text:p>16</text:p>
          </table:table-cell>
          <table:table-cell table:style-name="ce4" table:formula="of:=COUNTIF([.C17:.C1016];VALUE([.F21])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table:style-name="ce4" table:formula="of:=[.F21]+1" office:value-type="float" office:value="17">
            <text:p>17</text:p>
          </table:table-cell>
          <table:table-cell table:style-name="ce4" table:formula="of:=COUNTIF([.C18:.C1017];VALUE([.F22]))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table:style-name="ce4" table:formula="of:=[.F22]+1" office:value-type="float" office:value="18">
            <text:p>18</text:p>
          </table:table-cell>
          <table:table-cell table:style-name="ce4" table:formula="of:=COUNTIF([.C19:.C1018];VALUE([.F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table:style-name="ce4" table:formula="of:=[.F23]+1" office:value-type="float" office:value="19">
            <text:p>19</text:p>
          </table:table-cell>
          <table:table-cell table:style-name="ce4" table:formula="of:=COUNTIF([.C20:.C1019];VALUE([.F24])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table:style-name="ce4" table:formula="of:=[.F24]+1" office:value-type="float" office:value="20">
            <text:p>20</text:p>
          </table:table-cell>
          <table:table-cell table:style-name="ce4" table:formula="of:=COUNTIF([.C21:.C1020];VALUE([.F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table:style-name="ce4" table:formula="of:=[.F25]+1" office:value-type="float" office:value="21">
            <text:p>21</text:p>
          </table:table-cell>
          <table:table-cell table:style-name="ce4" table:formula="of:=COUNTIF([.C22:.C1021];VALUE([.F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table:style-name="ce4" table:formula="of:=[.F26]+1" office:value-type="float" office:value="22">
            <text:p>22</text:p>
          </table:table-cell>
          <table:table-cell table:style-name="ce4" table:formula="of:=COUNTIF([.C23:.C1022];VALUE([.F27])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table:style-name="ce4" table:formula="of:=[.F27]+1" office:value-type="float" office:value="23">
            <text:p>23</text:p>
          </table:table-cell>
          <table:table-cell table:style-name="ce4" table:formula="of:=COUNTIF([.C24:.C1023];VALUE([.F28]))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" table:formula="of:=[.F28]+1" office:value-type="float" office:value="24">
            <text:p>24</text:p>
          </table:table-cell>
          <table:table-cell table:style-name="ce4" table:formula="of:=COUNTIF([.C25:.C1024];VALUE([.F29])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table:style-name="ce5" office:value-type="string">
            <office:annotation draw:style-name="gr2" draw:text-style-name="P1" svg:width="2.3988in" svg:height="0.3902in" svg:x="5.8587in" svg:y="3.602in" draw:caption-point-x="-0.2402in" draw:caption-point-y="0.5949in">
              <dc:date>2012-12-21T00:00:00</dc:date>
              <text:p text:style-name="P2"><text:span text:style-name="T2">Complete maximum iterations (10000 cycles) without any solutions</text:span></text:p>
            </office:annotation>
            <text:p>NO ANSWER</text:p>
          </table:table-cell>
          <table:table-cell table:style-name="ce7" table:formula="of:=COUNTIF([.C25:.C1024];10001)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table:style-name="ce6" office:value-type="string">
            <text:p>Total</text:p>
          </table:table-cell>
          <table:table-cell table:style-name="ce6" table:formula="of:=SUM([.G6:.G30])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1">
            <text:p>1</text:p>
          </table:table-cell>
          <table:table-cell office:value-type="float" office:value="202">
            <text:p>202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303">
            <text:p>303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office:value-type="float" office:value="222">
            <text:p>222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office:value-type="float" office:value="323">
            <text:p>323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">
            <text:p>1</text:p>
          </table:table-cell>
          <table:table-cell office:value-type="float" office:value="424">
            <text:p>424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">
            <text:p>1</text:p>
          </table:table-cell>
          <table:table-cell office:value-type="float" office:value="242">
            <text:p>242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343">
            <text:p>343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161">
            <text:p>161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262">
            <text:p>262</text:p>
          </table:table-cell>
          <table:table-cell table:number-columns-repeated="1020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464">
            <text:p>464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1">
            <text:p>1</text:p>
          </table:table-cell>
          <table:table-cell office:value-type="float" office:value="282">
            <text:p>282</text:p>
          </table:table-cell>
          <table:table-cell table:number-columns-repeated="1020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383">
            <text:p>383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102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02">
            <text:p>202</text:p>
          </table:table-cell>
          <table:table-cell table:number-columns-repeated="1020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office:value-type="float" office:value="303">
            <text:p>303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float" office:value="222">
            <text:p>222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office:value-type="float" office:value="323">
            <text:p>323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office:value-type="float" office:value="424">
            <text:p>424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1020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float" office:value="242">
            <text:p>242</text:p>
          </table:table-cell>
          <table:table-cell table:number-columns-repeated="1020"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float" office:value="343">
            <text:p>343</text:p>
          </table:table-cell>
          <table:table-cell table:number-columns-repeated="1020"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office:value-type="float" office:value="262">
            <text:p>262</text:p>
          </table:table-cell>
          <table:table-cell table:number-columns-repeated="1020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1">
            <text:p>1</text:p>
          </table:table-cell>
          <table:table-cell office:value-type="float" office:value="464">
            <text:p>464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  <table:table-cell office:value-type="float" office:value="282">
            <text:p>282</text:p>
          </table:table-cell>
          <table:table-cell table:number-columns-repeated="1020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1">
            <text:p>1</text:p>
          </table:table-cell>
          <table:table-cell office:value-type="float" office:value="383">
            <text:p>383</text:p>
          </table:table-cell>
          <table:table-cell table:number-columns-repeated="1020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1">
            <text:p>1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303">
            <text:p>303</text:p>
          </table:table-cell>
          <table:table-cell table:number-columns-repeated="1020"/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float" office:value="323">
            <text:p>323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1">
            <text:p>1</text:p>
          </table:table-cell>
          <table:table-cell office:value-type="float" office:value="424">
            <text:p>424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1">
            <text:p>1</text:p>
          </table:table-cell>
          <table:table-cell office:value-type="float" office:value="343">
            <text:p>343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float" office:value="1">
            <text:p>1</text:p>
          </table:table-cell>
          <table:table-cell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1">
            <text:p>1</text:p>
          </table:table-cell>
          <table:table-cell office:value-type="float" office:value="464">
            <text:p>464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1">
            <text:p>1</text:p>
          </table:table-cell>
          <table:table-cell office:value-type="float" office:value="383">
            <text:p>383</text:p>
          </table:table-cell>
          <table:table-cell table:number-columns-repeated="1020"/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float" office:value="1">
            <text:p>1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1020"/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424">
            <text:p>424</text:p>
          </table:table-cell>
          <table:table-cell table:number-columns-repeated="1020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1020"/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444">
            <text:p>444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464">
            <text:p>464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1">
            <text:p>1</text:p>
          </table:table-cell>
          <table:table-cell office:value-type="float" office:value="484">
            <text:p>484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1020"/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55">
            <text:p>5555</text:p>
          </table:table-cell>
          <table:table-cell table:number-columns-repeated="1020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5">
            <text:p>5775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1">
            <text:p>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1">
            <text:p>1</text:p>
          </table:table-cell>
          <table:table-cell office:value-type="float" office:value="565">
            <text:p>565</text:p>
          </table:table-cell>
          <table:table-cell table:number-columns-repeated="1020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52">
            <text:p>25652</text:p>
          </table:table-cell>
          <table:table-cell table:number-columns-repeated="1020"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1">
            <text:p>1</text:p>
          </table:table-cell>
          <table:table-cell office:value-type="float" office:value="585">
            <text:p>585</text:p>
          </table:table-cell>
          <table:table-cell table:number-columns-repeated="1020"/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895">
            <text:p>59895</text:p>
          </table:table-cell>
          <table:table-cell table:number-columns-repeated="1020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65">
            <text:p>5665</text:p>
          </table:table-cell>
          <table:table-cell table:number-columns-repeated="1020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table:number-columns-repeated="1020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232">
            <text:p>23232</text:p>
          </table:table-cell>
          <table:table-cell table:number-columns-repeated="1020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36311">
            <text:p>1136311</text:p>
          </table:table-cell>
          <table:table-cell table:number-columns-repeated="1020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022">
            <text:p>22022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1">
            <text:p>1</text:p>
          </table:table-cell>
          <table:table-cell office:value-type="float" office:value="606">
            <text:p>606</text:p>
          </table:table-cell>
          <table:table-cell table:number-columns-repeated="1020"/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55">
            <text:p>5555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1">
            <text:p>1</text:p>
          </table:table-cell>
          <table:table-cell office:value-type="float" office:value="626">
            <text:p>626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5">
            <text:p>5775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886">
            <text:p>6886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1020"/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632">
            <text:p>632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52">
            <text:p>25652</text:p>
          </table:table-cell>
          <table:table-cell table:number-columns-repeated="1020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9099">
            <text:p>99099</text:p>
          </table:table-cell>
          <table:table-cell table:number-columns-repeated="1020"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1020"/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895">
            <text:p>59895</text:p>
          </table:table-cell>
          <table:table-cell table:number-columns-repeated="1020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65">
            <text:p>5665</text:p>
          </table:table-cell>
          <table:table-cell table:number-columns-repeated="1020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776">
            <text:p>6776</text:p>
          </table:table-cell>
          <table:table-cell table:number-columns-repeated="1020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table:number-columns-repeated="1020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232">
            <text:p>23232</text:p>
          </table:table-cell>
          <table:table-cell table:number-columns-repeated="1020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674">
            <text:p>47674</text:p>
          </table:table-cell>
          <table:table-cell table:number-columns-repeated="1020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36311">
            <text:p>1136311</text:p>
          </table:table-cell>
          <table:table-cell table:number-columns-repeated="1020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022">
            <text:p>22022</text:p>
          </table:table-cell>
          <table:table-cell table:number-columns-repeated="1020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464">
            <text:p>46464</text:p>
          </table:table-cell>
          <table:table-cell table:number-columns-repeated="1020"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1">
            <text:p>1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55">
            <text:p>5555</text:p>
          </table:table-cell>
          <table:table-cell table:number-columns-repeated="1020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77">
            <text:p>7777</text:p>
          </table:table-cell>
          <table:table-cell table:number-columns-repeated="1020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5">
            <text:p>5775</text:p>
          </table:table-cell>
          <table:table-cell table:number-columns-repeated="1020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886">
            <text:p>6886</text:p>
          </table:table-cell>
          <table:table-cell table:number-columns-repeated="1020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97">
            <text:p>7997</text:p>
          </table:table-cell>
          <table:table-cell table:number-columns-repeated="1020"/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1">
            <text:p>1</text:p>
          </table:table-cell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696">
            <text:p>69696</text:p>
          </table:table-cell>
          <table:table-cell table:number-columns-repeated="1020"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1">
            <text:p>1</text:p>
          </table:table-cell>
          <table:table-cell office:value-type="float" office:value="767">
            <text:p>767</text:p>
          </table:table-cell>
          <table:table-cell table:number-columns-repeated="1020"/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732">
            <text:p>732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52">
            <text:p>25652</text:p>
          </table:table-cell>
          <table:table-cell table:number-columns-repeated="1020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9099">
            <text:p>99099</text:p>
          </table:table-cell>
          <table:table-cell table:number-columns-repeated="1020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233333325">
            <text:p>5233333325</text:p>
          </table:table-cell>
          <table:table-cell table:number-columns-repeated="1020"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float" office:value="741">
            <text:p>741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742">
            <text:p>742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895">
            <text:p>59895</text:p>
          </table:table-cell>
          <table:table-cell table:number-columns-repeated="1020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486">
            <text:p>68486</text:p>
          </table:table-cell>
          <table:table-cell table:number-columns-repeated="1020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65">
            <text:p>5665</text:p>
          </table:table-cell>
          <table:table-cell table:number-columns-repeated="1020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776">
            <text:p>6776</text:p>
          </table:table-cell>
          <table:table-cell table:number-columns-repeated="1020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87">
            <text:p>7887</text:p>
          </table:table-cell>
          <table:table-cell table:number-columns-repeated="1020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table:number-columns-repeated="1020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7276">
            <text:p>67276</text:p>
          </table:table-cell>
          <table:table-cell table:number-columns-repeated="1020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232">
            <text:p>23232</text:p>
          </table:table-cell>
          <table:table-cell table:number-columns-repeated="1020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674">
            <text:p>47674</text:p>
          </table:table-cell>
          <table:table-cell table:number-columns-repeated="1020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5574">
            <text:p>475574</text:p>
          </table:table-cell>
          <table:table-cell table:number-columns-repeated="1020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36311">
            <text:p>1136311</text:p>
          </table:table-cell>
          <table:table-cell table:number-columns-repeated="1020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6066">
            <text:p>66066</text:p>
          </table:table-cell>
          <table:table-cell table:number-columns-repeated="1020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022">
            <text:p>22022</text:p>
          </table:table-cell>
          <table:table-cell table:number-columns-repeated="1020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464">
            <text:p>46464</text:p>
          </table:table-cell>
          <table:table-cell table:number-columns-repeated="1020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9944">
            <text:p>449944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1">
            <text:p>1</text:p>
          </table:table-cell>
          <table:table-cell office:value-type="float" office:value="808">
            <text:p>808</text:p>
          </table:table-cell>
          <table:table-cell table:number-columns-repeated="1020"/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55">
            <text:p>5555</text:p>
          </table:table-cell>
          <table:table-cell table:number-columns-repeated="1020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77">
            <text:p>7777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1">
            <text:p>1</text:p>
          </table:table-cell>
          <table:table-cell office:value-type="float" office:value="828">
            <text:p>828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5">
            <text:p>5775</text:p>
          </table:table-cell>
          <table:table-cell table:number-columns-repeated="1020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886">
            <text:p>6886</text:p>
          </table:table-cell>
          <table:table-cell table:number-columns-repeated="1020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97">
            <text:p>7997</text:p>
          </table:table-cell>
          <table:table-cell table:number-columns-repeated="1020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9298">
            <text:p>89298</text:p>
          </table:table-cell>
          <table:table-cell table:number-columns-repeated="1020"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table:number-columns-repeated="1020"/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696">
            <text:p>69696</text:p>
          </table:table-cell>
          <table:table-cell table:number-columns-repeated="1020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1020"/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52">
            <text:p>25652</text:p>
          </table:table-cell>
          <table:table-cell table:number-columns-repeated="1020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9099">
            <text:p>99099</text:p>
          </table:table-cell>
          <table:table-cell table:number-columns-repeated="1020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233333325">
            <text:p>5233333325</text:p>
          </table:table-cell>
          <table:table-cell table:number-columns-repeated="1020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8088">
            <text:p>88088</text:p>
          </table:table-cell>
          <table:table-cell table:number-columns-repeated="1020"/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float" office:value="888">
            <text:p>888</text:p>
          </table:table-cell>
          <table:table-cell table:number-columns-repeated="1020"/>
        </table:table-row>
        <table:table-row table:style-name="ro1">
          <table:table-cell office:value-type="float" office:value="841">
            <text:p>841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895">
            <text:p>59895</text:p>
          </table:table-cell>
          <table:table-cell table:number-columns-repeated="1020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486">
            <text:p>68486</text:p>
          </table:table-cell>
          <table:table-cell table:number-columns-repeated="1020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65">
            <text:p>5665</text:p>
          </table:table-cell>
          <table:table-cell table:number-columns-repeated="1020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776">
            <text:p>6776</text:p>
          </table:table-cell>
          <table:table-cell table:number-columns-repeated="1020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87">
            <text:p>7887</text:p>
          </table:table-cell>
          <table:table-cell table:number-columns-repeated="1020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98">
            <text:p>8998</text:p>
          </table:table-cell>
          <table:table-cell table:number-columns-repeated="1020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table:number-columns-repeated="1020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7276">
            <text:p>67276</text:p>
          </table:table-cell>
          <table:table-cell table:number-columns-repeated="1020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232">
            <text:p>23232</text:p>
          </table:table-cell>
          <table:table-cell table:number-columns-repeated="1020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674">
            <text:p>47674</text:p>
          </table:table-cell>
          <table:table-cell table:number-columns-repeated="1020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5574">
            <text:p>475574</text:p>
          </table:table-cell>
          <table:table-cell table:number-columns-repeated="1020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36311">
            <text:p>1136311</text:p>
          </table:table-cell>
          <table:table-cell table:number-columns-repeated="1020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6066">
            <text:p>66066</text:p>
          </table:table-cell>
          <table:table-cell table:number-columns-repeated="1020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022">
            <text:p>22022</text:p>
          </table:table-cell>
          <table:table-cell table:number-columns-repeated="1020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464">
            <text:p>46464</text:p>
          </table:table-cell>
          <table:table-cell table:number-columns-repeated="1020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9944">
            <text:p>449944</text:p>
          </table:table-cell>
          <table:table-cell table:number-columns-repeated="1020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3697796331">
            <text:p>133697796331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1">
            <text:p>1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1">
            <text:p>1</text:p>
          </table:table-cell>
          <table:table-cell office:value-type="float" office:value="1111">
            <text:p>1111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33">
            <text:p>3333</text:p>
          </table:table-cell>
          <table:table-cell table:number-columns-repeated="1020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44">
            <text:p>4444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55">
            <text:p>5555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66">
            <text:p>6666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77">
            <text:p>7777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888">
            <text:p>8888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9">
            <text:p>9999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1020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1">
            <text:p>1331</text:p>
          </table:table-cell>
          <table:table-cell table:number-columns-repeated="1020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42">
            <text:p>2442</text:p>
          </table:table-cell>
          <table:table-cell table:number-columns-repeated="1020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53">
            <text:p>3553</text:p>
          </table:table-cell>
          <table:table-cell table:number-columns-repeated="1020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64">
            <text:p>4664</text:p>
          </table:table-cell>
          <table:table-cell table:number-columns-repeated="1020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5">
            <text:p>5775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886">
            <text:p>6886</text:p>
          </table:table-cell>
          <table:table-cell table:number-columns-repeated="1020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97">
            <text:p>7997</text:p>
          </table:table-cell>
          <table:table-cell table:number-columns-repeated="1020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9298">
            <text:p>89298</text:p>
          </table:table-cell>
          <table:table-cell table:number-columns-repeated="1020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5521">
            <text:p>125521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1">
            <text:p>1</text:p>
          </table:table-cell>
          <table:table-cell office:value-type="float" office:value="949">
            <text:p>949</text:p>
          </table:table-cell>
          <table:table-cell table:number-columns-repeated="1020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51">
            <text:p>1551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table:number-columns-repeated="1020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table:number-columns-repeated="1020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84">
            <text:p>4884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95">
            <text:p>5995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254">
            <text:p>45254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9696">
            <text:p>69696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8555588">
            <text:p>88555588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3392">
            <text:p>293392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82">
            <text:p>2882</text:p>
          </table:table-cell>
          <table:table-cell table:number-columns-repeated="1020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93">
            <text:p>3993</text:p>
          </table:table-cell>
          <table:table-cell table:number-columns-repeated="1020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119">
            <text:p>9119</text:p>
          </table:table-cell>
          <table:table-cell table:number-columns-repeated="1020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652">
            <text:p>25652</text:p>
          </table:table-cell>
          <table:table-cell table:number-columns-repeated="1020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9099">
            <text:p>99099</text:p>
          </table:table-cell>
          <table:table-cell table:number-columns-repeated="1020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233333325">
            <text:p>5233333325</text:p>
          </table:table-cell>
          <table:table-cell table:number-columns-repeated="1020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8088">
            <text:p>88088</text:p>
          </table:table-cell>
          <table:table-cell table:number-columns-repeated="1020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8861">
            <text:p>168861</text:p>
          </table:table-cell>
          <table:table-cell table:number-columns-repeated="1020"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1">
            <text:p>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91">
            <text:p>1991</text:p>
          </table:table-cell>
          <table:table-cell table:number-columns-repeated="1020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15">
            <text:p>5115</text:p>
          </table:table-cell>
          <table:table-cell table:number-columns-repeated="1020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37">
            <text:p>7337</text:p>
          </table:table-cell>
          <table:table-cell table:number-columns-repeated="1020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59">
            <text:p>9559</text:p>
          </table:table-cell>
          <table:table-cell table:number-columns-repeated="1020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895">
            <text:p>59895</text:p>
          </table:table-cell>
          <table:table-cell table:number-columns-repeated="1020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044">
            <text:p>44044</text:p>
          </table:table-cell>
          <table:table-cell table:number-columns-repeated="1020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486">
            <text:p>68486</text:p>
          </table:table-cell>
          <table:table-cell table:number-columns-repeated="1020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836886388">
            <text:p>8836886388</text:p>
          </table:table-cell>
          <table:table-cell table:number-columns-repeated="1020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22232">
            <text:p>2322232</text:p>
          </table:table-cell>
          <table:table-cell table:number-columns-repeated="1020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32">
            <text:p>2332</text:p>
          </table:table-cell>
          <table:table-cell table:number-columns-repeated="1020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43">
            <text:p>3443</text:p>
          </table:table-cell>
          <table:table-cell table:number-columns-repeated="1020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54">
            <text:p>4554</text:p>
          </table:table-cell>
          <table:table-cell table:number-columns-repeated="1020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65">
            <text:p>5665</text:p>
          </table:table-cell>
          <table:table-cell table:number-columns-repeated="1020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776">
            <text:p>6776</text:p>
          </table:table-cell>
          <table:table-cell table:number-columns-repeated="1020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87">
            <text:p>7887</text:p>
          </table:table-cell>
          <table:table-cell table:number-columns-repeated="1020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98">
            <text:p>8998</text:p>
          </table:table-cell>
          <table:table-cell table:number-columns-repeated="1020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2211">
            <text:p>112211</text:p>
          </table:table-cell>
          <table:table-cell table:number-columns-repeated="1020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31">
            <text:p>13431</text:p>
          </table:table-cell>
          <table:table-cell table:number-columns-repeated="1020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41">
            <text:p>1441</text:p>
          </table:table-cell>
          <table:table-cell table:number-columns-repeated="1020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52">
            <text:p>2552</text:p>
          </table:table-cell>
          <table:table-cell table:number-columns-repeated="1020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3">
            <text:p>3663</text:p>
          </table:table-cell>
          <table:table-cell table:number-columns-repeated="1020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74">
            <text:p>4774</text:p>
          </table:table-cell>
          <table:table-cell table:number-columns-repeated="1020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table:number-columns-repeated="1020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996">
            <text:p>6996</text:p>
          </table:table-cell>
          <table:table-cell table:number-columns-repeated="1020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7276">
            <text:p>67276</text:p>
          </table:table-cell>
          <table:table-cell table:number-columns-repeated="1020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813200023188">
            <text:p>8813200023188</text:p>
          </table:table-cell>
          <table:table-cell table:number-columns-repeated="1020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8831">
            <text:p>138831</text:p>
          </table:table-cell>
          <table:table-cell table:number-columns-repeated="1020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1">
            <text:p>15851</text:p>
          </table:table-cell>
          <table:table-cell table:number-columns-repeated="1020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1">
            <text:p>1661</text:p>
          </table:table-cell>
          <table:table-cell table:number-columns-repeated="1020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72">
            <text:p>2772</text:p>
          </table:table-cell>
          <table:table-cell table:number-columns-repeated="1020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83">
            <text:p>3883</text:p>
          </table:table-cell>
          <table:table-cell table:number-columns-repeated="1020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4">
            <text:p>4994</text:p>
          </table:table-cell>
          <table:table-cell table:number-columns-repeated="1020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232">
            <text:p>23232</text:p>
          </table:table-cell>
          <table:table-cell table:number-columns-repeated="1020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674">
            <text:p>47674</text:p>
          </table:table-cell>
          <table:table-cell table:number-columns-repeated="1020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5574">
            <text:p>475574</text:p>
          </table:table-cell>
          <table:table-cell table:number-columns-repeated="1020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5551">
            <text:p>155551</text:p>
          </table:table-cell>
          <table:table-cell table:number-columns-repeated="1020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3332">
            <text:p>233332</text:p>
          </table:table-cell>
          <table:table-cell table:number-columns-repeated="1020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1">
            <text:p>1881</text:p>
          </table:table-cell>
          <table:table-cell table:number-columns-repeated="1020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2">
            <text:p>2992</text:p>
          </table:table-cell>
          <table:table-cell table:number-columns-repeated="1020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17">
            <text:p>7117</text:p>
          </table:table-cell>
          <table:table-cell table:number-columns-repeated="1020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39">
            <text:p>9339</text:p>
          </table:table-cell>
          <table:table-cell table:number-columns-repeated="1020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36311">
            <text:p>1136311</text:p>
          </table:table-cell>
          <table:table-cell table:number-columns-repeated="1020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0001">
            <text:p>10001</text:p>
          </table:table-cell>
          <table:table-cell office:value-type="float" office:value="INF">
            <text:p>INF</text:p>
          </table:table-cell>
          <table:table-cell table:number-columns-repeated="1020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6066">
            <text:p>66066</text:p>
          </table:table-cell>
          <table:table-cell table:number-columns-repeated="1020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81188">
            <text:p>881188</text:p>
          </table:table-cell>
          <table:table-cell table:number-columns-repeated="1020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9540004598">
            <text:p>89540004598</text:p>
          </table:table-cell>
          <table:table-cell table:number-columns-repeated="1020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497">
            <text:p>79497</text:p>
          </table:table-cell>
          <table:table-cell table:number-columns-repeated="1020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113">
            <text:p>3113</text:p>
          </table:table-cell>
          <table:table-cell table:number-columns-repeated="1020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35">
            <text:p>5335</text:p>
          </table:table-cell>
          <table:table-cell table:number-columns-repeated="1020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57">
            <text:p>7557</text:p>
          </table:table-cell>
          <table:table-cell table:number-columns-repeated="1020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79">
            <text:p>9779</text:p>
          </table:table-cell>
          <table:table-cell table:number-columns-repeated="1020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022">
            <text:p>22022</text:p>
          </table:table-cell>
          <table:table-cell table:number-columns-repeated="1020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464">
            <text:p>46464</text:p>
          </table:table-cell>
          <table:table-cell table:number-columns-repeated="1020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49944">
            <text:p>449944</text:p>
          </table:table-cell>
          <table:table-cell table:number-columns-repeated="1020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3697796331">
            <text:p>133697796331</text:p>
          </table:table-cell>
          <table:table-cell table:number-columns-repeated="1020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939779398">
            <text:p>8939779398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float" office:value="1001">
            <text:p>1001</text:p>
          </table:table-cell>
          <table:table-cell table:number-columns-repeated="1020"/>
        </table:table-row>
        <table:table-row table:style-name="ro1"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2002">
            <text:p>2002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1">
            <text:p>1</text:p>
          </table:table-cell>
          <table:table-cell office:value-type="float" office:value="3003">
            <text:p>3003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table:number-columns-repeated="2" office:value-type="float" office:value="1">
            <text:p>1</text:p>
          </table:table-cell>
          <table:table-cell office:value-type="float" office:value="4004">
            <text:p>4004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table:number-columns-repeated="2" office:value-type="float" office:value="1">
            <text:p>1</text:p>
          </table:table-cell>
          <table:table-cell office:value-type="float" office:value="5005">
            <text:p>5005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table:number-columns-repeated="2" office:value-type="float" office:value="1">
            <text:p>1</text:p>
          </table:table-cell>
          <table:table-cell office:value-type="float" office:value="6006">
            <text:p>6006</text:p>
          </table:table-cell>
          <table:table-cell table:number-columns-repeated="1020"/>
        </table:table-row>
        <table:table-row table:style-name="ro1">
          <table:table-cell office:value-type="float" office:value="1006">
            <text:p>1006</text:p>
          </table:table-cell>
          <table:table-cell table:number-columns-repeated="2" office:value-type="float" office:value="1">
            <text:p>1</text:p>
          </table:table-cell>
          <table:table-cell office:value-type="float" office:value="7007">
            <text:p>7007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1">
            <text:p>1</text:p>
          </table:table-cell>
          <table:table-cell office:value-type="float" office:value="8008">
            <text:p>8008</text:p>
          </table:table-cell>
          <table:table-cell table:number-columns-repeated="1020"/>
        </table:table-row>
        <table:table-row table:style-name="ro1">
          <table:table-cell office:value-type="float" office:value="1008">
            <text:p>1008</text:p>
          </table:table-cell>
          <table:table-cell table:number-columns-repeated="2" office:value-type="float" office:value="1">
            <text:p>1</text:p>
          </table:table-cell>
          <table:table-cell office:value-type="float" office:value="9009">
            <text:p>9009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011">
            <text:p>11011</text:p>
          </table:table-cell>
          <table:table-cell table:number-columns-repeated="1020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20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21T20:25:06.79</dc:date>
    <meta:editing-duration>PT20M56S</meta:editing-duration>
    <meta:editing-cycles>3</meta:editing-cycles>
    <meta:document-statistic meta:table-count="1" meta:cell-count="4061" meta:object-count="0"/>
  </office:meta>
</office:document-meta>
</file>